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fo:text-align="center" style:justify-single-word="false"/>
    </style:style>
    <style:style style:name="P3" style:family="paragraph" style:parent-style-name="Standard" style:master-page-name="Standard">
      <style:paragraph-properties fo:margin-top="0cm" fo:margin-bottom="0cm" style:page-number="auto"/>
    </style:style>
    <style:style style:name="P4" style:family="paragraph" style:parent-style-name="Standard">
      <style:paragraph-properties fo:margin-left="0cm" fo:margin-right="0cm" fo:margin-top="0cm" fo:margin-bottom="0cm" fo:text-indent="0.635cm" style:auto-text-indent="false"/>
    </style:style>
    <style:style style:name="P5" style:family="paragraph" style:parent-style-name="List_20_Paragraph">
      <style:paragraph-properties fo:margin-top="0cm" fo:margin-bottom="0cm"/>
    </style:style>
    <style:style style:name="P6" style:family="paragraph" style:parent-style-name="List_20_Paragraph" style:list-style-name="WWNum1">
      <style:paragraph-properties fo:margin-top="0cm" fo:margin-bottom="0cm"/>
    </style:style>
    <style:style style:name="P7" style:family="paragraph" style:parent-style-name="List_20_Paragraph" style:list-style-name="WWNum2">
      <style:paragraph-properties fo:margin-top="0cm" fo:margin-bottom="0cm"/>
    </style:style>
    <style:style style:name="P8" style:family="paragraph" style:parent-style-name="List_20_Paragraph">
      <style:paragraph-properties fo:margin-left="2.54cm" fo:margin-right="0cm" fo:margin-top="0cm" fo:margin-bottom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racował:</text:p>
      <text:p text:style-name="P1">Sebastian Głowacki</text:p>
      <text:p text:style-name="P1">07.12.2020</text:p>
      <text:p text:style-name="P1"/>
      <text:p text:style-name="P1"/>
      <text:p text:style-name="P2">Harmonogram prac programistycznych AIR-PRO MQTT</text:p>
      <text:p text:style-name="P2"/>
      <text:p text:style-name="P2"/>
      <text:p text:style-name="P2">Przedmiotem prac jest opracowanie oprogramowania mikrokontrolera STM32F427 wg. poniższego harmonogramu:</text:p>
      <text:p text:style-name="P1"/>
      <text:p text:style-name="P1">Uruchomienie płyty głównej S-829 oraz płytki czujnika TWC S-831.</text:p>
      <text:list xml:id="list6298827389547575705" text:style-name="WWNum1">
        <text:list-item>
          <text:p text:style-name="P6">Implementacja interfejsu użytkownika – serwisowa konsola USB (tak jak w LMP).</text:p>
        </text:list-item>
      </text:list>
      <text:p text:style-name="P5">Ustawienia serwisowe np. wybór pyłomierza, zadawanie interwału pomiaru, interwału wysyłania danych przez GSM.</text:p>
      <text:p text:style-name="P5">Odczyt parametrów, statusu urządzenia. Tryb ciągłego pomiaru. </text:p>
      <text:p text:style-name="P5">Tryb kalibracji w przypadku obsługi komory gazów.</text:p>
      <text:p text:style-name="P5">Upgrade oprogramowania – tylko protokołem DFU.</text:p>
      <text:p text:style-name="P5"/>
      <text:list xml:id="list42406908" text:continue-numbering="true" text:style-name="WWNum1">
        <text:list-item>
          <text:p text:style-name="P6">Sterowanie diodą led RGB </text:p>
        </text:list-item>
      </text:list>
      <text:p text:style-name="P5">(R – awaria urządzenia, G – status OK, B – nawiązanie komunikacji GSM/wysyłanie pakietu danych)</text:p>
      <text:p text:style-name="P5"/>
      <text:list xml:id="list42429433" text:continue-numbering="true" text:style-name="WWNum1">
        <text:list-item>
          <text:p text:style-name="P6">Komunikacja Ethernet RJ45.</text:p>
        </text:list-item>
        <text:list-item>
          <text:p text:style-name="P6">Obsługa modułu GSM BG96 – protokół MQTT (wysłanie danych pomiarowych co 5minut)</text:p>
        </text:list-item>
        <text:list-item>
          <text:p text:style-name="P6">Budowa rekordu danych w postaci struktury JSON</text:p>
        </text:list-item>
        <text:list-item>
          <text:p text:style-name="P6">Obsługa czujników:</text:p>
        </text:list-item>
      </text:list>
      <text:list xml:id="list2234393457297253673" text:style-name="WWNum2">
        <text:list-item>
          <text:p text:style-name="P7">pyłomierza (<text:span text:style-name="T1">PMS7003</text:span>, SPS30, PMS5003ST) – UART5</text:p>
        </text:list-item>
      </text:list>
      <text:p text:style-name="P8">W pierwszej kolejności PMS7003 – konfiguracja domyślna.</text:p>
      <text:list xml:id="list42421933" text:continue-numbering="true" text:style-name="WWNum2">
        <text:list-item>
          <text:p text:style-name="P7">czujnika temperatury, wilgotności (SHT35-DIS-B) - I2C1 płytka S-831</text:p>
        </text:list-item>
        <text:list-item>
          <text:p text:style-name="P7">czujnika ciśnienia atmosferycznego (BMP388) - I2C1 płytka S-831</text:p>
        </text:list-item>
        <text:list-item>
          <text:p text:style-name="P7">wilgotności gleby (HD3910.2) – RS485</text:p>
        </text:list-item>
        <text:list-item>
          <text:p text:style-name="P7">szumu (RT-ZS-BZ-TTL) – RS485</text:p>
        </text:list-item>
        <text:list-item>
          <text:p text:style-name="P7"><text:span text:style-name="T2">komory gazów (po przekazaniu dokumentacji od EMAG-SERWIS) – RS485</text:span></text:p>
        </text:list-item>
      </text:list>
      <text:p text:style-name="P8"><text:span text:style-name="T2">max 4 typy gazów (np. NO2, SO2, CO, O3)</text:span></text:p>
      <text:list xml:id="list42421573" text:continue-numbering="true" text:style-name="WWNum2">
        <text:list-item>
          <text:p text:style-name="P7"><text:span text:style-name="T2">płytki akumulatora (po przekazaniu dokumentacji od EMAG-SERWIS) – I2C3</text:span></text:p>
        </text:list-item>
      </text:list>
      <text:p text:style-name="P8"><text:span text:style-name="T2">informacja o statusie akumulatora (pojemność, czas życia itd. podobnie co w LMP)</text:span></text:p>
      <text:p text:style-name="P4"><text:span text:style-name="T2">W przypadku braku pomiaru danego parametru przyjmujemy „NONE”.</text:span></text:p>
      <text:list xml:id="list42428757" text:continue-list="list42429433" text:style-name="WWNum1">
        <text:list-header>
          <text:p text:style-name="P6"/>
        </text:list-header>
        <text:list-item>
          <text:p text:style-name="P6">Szyfrowanie danych MQTT. Synchronizacja z serwerem Klienta.</text:p>
          <text:p text:style-name="P6"/>
        </text:list-item>
      </text:list>
      <text:p text:style-name="P1">Etap 1. punkty 1..3</text:p>
      <text:p text:style-name="P1">Etap 2. punkt 4</text:p>
      <text:p text:style-name="P1">Etap 3. punkt 5, 6</text:p>
      <text:p text:style-name="P1">Etap 4. punkt 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Głowacki</meta:initial-creator>
    <dc:creator>Grzegorz Kania</dc:creator>
    <meta:editing-cycles>19</meta:editing-cycles>
    <meta:creation-date>2020-11-13T12:06:00</meta:creation-date>
    <dc:date>2020-12-07T22:20:43.32</dc:date>
    <meta:editing-duration>PT3M25S</meta:editing-duration>
    <meta:generator>OpenOffice/4.1.3$Win32 OpenOffice.org_project/413m1$Build-9783</meta:generator>
    <meta:document-statistic meta:table-count="0" meta:image-count="0" meta:object-count="0" meta:page-count="1" meta:paragraph-count="33" meta:word-count="238" meta:character-count="16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